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TypeEntryContainer.ad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addFileNam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addMethod( String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addColumn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addLevel( Objec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addNDC( String nd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addThread( String thr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modelExists(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TypeEntryContainer.EventTypeEntry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TypeEntryContainer.addProperties( Map propert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ventTypeEntryContainer.addLogger( Strin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TypeEntryContainer.getModel( String fiel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